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middle" draw:auto-grow-height="false" fo:min-height="5.353cm" fo:min-width="11.329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56cm" fo:min-width="5.445cm"/>
    </style:style>
    <style:style style:name="gr3" style:family="graphic" style:parent-style-name="standard">
      <style:graphic-properties draw:opacity="70%" draw:textarea-horizontal-align="justify" draw:textarea-vertical-align="middle" draw:auto-grow-height="false" fo:min-height="3.392cm" fo:min-width="5.383cm" draw:shadow-opacity="70%"/>
    </style:style>
    <style:style style:name="gr4" style:family="graphic" style:parent-style-name="standard">
      <style:graphic-properties draw:fill="solid" draw:fill-color="#ffb66c" draw:opacity="50%" draw:textarea-horizontal-align="justify" draw:textarea-vertical-align="middle" draw:auto-grow-height="false" fo:min-height="3.548cm" fo:min-width="11.515cm" draw:shadow-opacity="50%"/>
    </style:style>
    <style:style style:name="gr5" style:family="graphic" style:parent-style-name="standard">
      <style:graphic-properties draw:stroke="none" svg:stroke-color="#000000" draw:fill="none" draw:fill-color="#ffffff" fo:min-height="0.279cm"/>
      <style:paragraph-properties style:writing-mode="lr-tb"/>
    </style:style>
    <style:style style:name="gr6" style:family="graphic" style:parent-style-name="objectwithoutfill">
      <style:graphic-properties svg:stroke-width="0.05cm" svg:stroke-color="#c9211e" draw:marker-start-width="0.355cm" draw:marker-end="Arrowheads_20_2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9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02cm" svg:stroke-color="#ff8000" draw:marker-start-width="0.23cm" draw:marker-end="Arrowheads_20_3" draw:marker-end-width="0.15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opacity="70%"/>
      <style:paragraph-properties fo:text-align="center"/>
    </style:style>
    <style:style style:name="P4" style:family="paragraph">
      <loext:graphic-properties draw:fill="solid" draw:fill-color="#ffb66c" draw:opacity="50%"/>
      <style:paragraph-properties fo:text-align="center"/>
    </style:style>
    <style:style style:name="P5" style:family="paragraph">
      <style:text-properties style:font-name="Arial" fo:font-size="10pt"/>
    </style:style>
    <style:style style:name="P6" style:family="paragraph">
      <loext:graphic-properties draw:fill="none" draw:fill-color="#ffffff"/>
      <style:text-properties style:font-name="Arial" fo:font-size="10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5.677cm" svg:height="2.551cm" draw:transform="skewX (0.314159265358979) rotate (-0.210486707790517) translate (8.9184824193237cm 10.6080361928827cm)" svg:viewBox="0 0 5678 2552" svg:d="M0 2552c1-850 1-1700 2-2550 1892-1 3784-1 5676-2 0 850-1 1700-1 2550-1893 1-3785 2-5677 2z">
            <text:p/>
          </draw:path>
          <draw:path draw:style-name="gr2" draw:text-style-name="P2" draw:layer="layout" svg:width="2.852cm" svg:height="0.369cm" draw:transform="skewX (0.314333798284179) rotate (-0.210486707790517) translate (8.5018976286136cm 11.6142744319555cm)" svg:viewBox="0 0 2853 370" svg:d="M0 370c0-123 0-246 0-369 951 0 1902-1 2853-1 0 123 0 246 0 369-951 0-1902 0-2853 1z">
            <text:p/>
          </draw:path>
          <draw:path draw:style-name="gr3" draw:text-style-name="P3" draw:layer="layout" svg:width="2.657cm" svg:height="1.074cm" draw:transform="skewX (0.617148423505195) rotate (0.0747000919853573) translate (11.8524168366752cm 11.2624308526102cm)" svg:viewBox="0 0 2658 1075" svg:d="M2 1075c-1-358-1-716-2-1074 885 0 1771-1 2656-1 1 358 1 716 2 1074-885 0-1771 1-2656 1z">
            <text:p/>
          </draw:path>
          <draw:path draw:style-name="gr4" draw:text-style-name="P4" draw:layer="layout" svg:width="5.679cm" svg:height="1.778cm" draw:transform="skewX (-0.208741378538522) rotate (-0.208915911463722) translate (8.24196638608546cm 9.9468465380971cm)" svg:viewBox="0 0 5680 1779" svg:d="M0 1779c0-593 0-1186 0-1779 1893 0 3787 0 5680 0 0 593 0 1186 0 1779-1893 0-3786 0-5680 0z">
            <text:p/>
          </draw:path>
          <draw:path draw:style-name="gr3" draw:text-style-name="P3" draw:layer="layout" svg:width="2.656cm" svg:height="1.073cm" draw:transform="skewX (0.616624824729597) rotate (0.0750491578357562) translate (11.1633148165821cm 12.3970122113011cm)" svg:viewBox="0 0 2657 1074" svg:d="M0 1074c0-358 0-716 0-1074 886 0 1771 0 2657 0 0 358 0 716 0 1074-885 0-1771 0-2657 0z">
            <text:p/>
          </draw:path>
          <draw:frame draw:style-name="gr5" draw:text-style-name="P6" draw:layer="layout" svg:width="2.241cm" svg:height="0.645cm" svg:x="13.205cm" svg:y="10.168cm">
            <draw:text-box>
              <text:p text:style-name="P5">Glideslope</text:p>
            </draw:text-box>
          </draw:frame>
          <draw:line draw:style-name="gr6" draw:text-style-name="P7" draw:layer="layout" svg:x1="13.794cm" svg:y1="12.196cm" svg:x2="11.183cm" svg:y2="12.396cm">
            <text:p/>
          </draw:line>
          <draw:frame draw:style-name="gr7" draw:text-style-name="P6" draw:layer="layout" svg:width="1.739cm" svg:height="0.395cm" svg:x="14.057cm" svg:y="12.851cm">
            <draw:text-box>
              <text:p text:style-name="P5">Flight path</text:p>
            </draw:text-box>
          </draw:frame>
          <draw:frame draw:style-name="gr7" draw:text-style-name="P6" draw:layer="layout" svg:width="2.438cm" svg:height="0.395cm" svg:x="10.43cm" svg:y="9.749cm">
            <draw:text-box>
              <text:p text:style-name="P5">Localizer plane</text:p>
            </draw:text-box>
          </draw:frame>
          <draw:frame draw:style-name="gr8" draw:text-style-name="P6" draw:layer="layout" svg:width="1.722cm" svg:height="0.789cm" svg:x="7.931cm" svg:y="13.315cm">
            <draw:text-box>
              <text:p text:style-name="P5">Runway threshold</text:p>
            </draw:text-box>
          </draw:frame>
          <draw:line draw:style-name="gr9" draw:text-style-name="P7" draw:layer="layout" svg:x1="9.343cm" svg:y1="13.643cm" svg:x2="11.093cm" svg:y2="12.527cm">
            <text:p/>
          </draw:line>
          <draw:line draw:style-name="gr9" draw:text-style-name="P7" draw:layer="layout" svg:x1="11.538cm" svg:y1="10.148cm" svg:x2="11.266cm" svg:y2="10.591cm">
            <text:p/>
          </draw:line>
          <draw:line draw:style-name="gr9" draw:text-style-name="P7" draw:layer="layout" svg:x1="14.141cm" svg:y1="10.667cm" svg:x2="14.201cm" svg:y2="11.08cm">
            <text:p/>
          </draw:line>
          <draw:line draw:style-name="gr9" draw:text-style-name="P7" draw:layer="layout" svg:x1="13.994cm" svg:y1="12.995cm" svg:x2="13.236cm" svg:y2="12.26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4-14T22:34:39.194000000</dc:date>
    <meta:editing-duration>PT13M20S</meta:editing-duration>
    <meta:editing-cycles>2</meta:editing-cycles>
    <meta:generator>LibreOffice/7.2.6.2$Windows_X86_64 LibreOffice_project/b0ec3a565991f7569a5a7f5d24fed7f52653d754</meta:generator>
    <meta:document-statistic meta:object-count="15"/>
  </office:meta>
</office:document-meta>
</file>